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4pt" fo:language="ru" fo:country="RU" officeooo:rsid="00199e10" officeooo:paragraph-rsid="00199e10" style:font-size-asian="14pt" style:font-size-complex="14pt"/>
    </style:style>
    <style:style style:name="P2" style:family="paragraph" style:parent-style-name="Standard">
      <style:paragraph-properties fo:line-height="150%" fo:text-align="center" style:justify-single-word="false"/>
      <style:text-properties fo:font-size="14pt" fo:language="ru" fo:country="RU" officeooo:rsid="00199e10" officeooo:paragraph-rsid="00199e10" style:font-size-asian="14pt" style:font-size-complex="14pt"/>
    </style:style>
    <style:style style:name="P3" style:family="paragraph" style:parent-style-name="Standard">
      <style:paragraph-properties fo:line-height="150%"/>
      <style:text-properties fo:font-size="14pt" fo:language="ru" fo:country="RU" officeooo:paragraph-rsid="0014b7fa" style:font-size-asian="14pt" style:font-size-complex="14pt"/>
    </style:style>
    <style:style style:name="P4" style:family="paragraph" style:parent-style-name="Standard">
      <style:paragraph-properties fo:line-height="150%"/>
      <style:text-properties fo:font-size="14pt" fo:language="ru" fo:country="RU" officeooo:rsid="0016b315" officeooo:paragraph-rsid="0016b315" style:font-size-asian="14pt" style:font-size-complex="14pt"/>
    </style:style>
    <style:style style:name="P5" style:family="paragraph" style:parent-style-name="Standard">
      <style:paragraph-properties fo:line-height="150%"/>
      <style:text-properties fo:font-size="14pt" fo:language="ru" fo:country="RU" officeooo:rsid="0014b7fa" officeooo:paragraph-rsid="0014b7fa" style:font-size-asian="14pt" style:font-size-complex="14pt"/>
    </style:style>
    <style:style style:name="P6" style:family="paragraph" style:parent-style-name="Standard">
      <style:paragraph-properties fo:line-height="150%"/>
      <style:text-properties fo:font-size="14pt" officeooo:paragraph-rsid="0014b7fa" style:font-size-asian="14pt" style:font-size-complex="14pt"/>
    </style:style>
    <style:style style:name="P7" style:family="paragraph" style:parent-style-name="Standard">
      <style:paragraph-properties fo:line-height="150%"/>
      <style:text-properties fo:font-size="14pt" officeooo:paragraph-rsid="0017a602" style:font-size-asian="14pt" style:font-size-complex="14pt"/>
    </style:style>
    <style:style style:name="P8" style:family="paragraph" style:parent-style-name="Standard">
      <style:paragraph-properties fo:line-height="150%"/>
      <style:text-properties fo:font-size="14pt" officeooo:paragraph-rsid="00199e10" style:font-size-asian="14pt" style:font-size-complex="14pt"/>
    </style:style>
    <style:style style:name="P9" style:family="paragraph" style:parent-style-name="Standard">
      <style:paragraph-properties fo:line-height="150%" fo:text-align="center" style:justify-single-word="false"/>
      <style:text-properties fo:font-size="14pt" officeooo:paragraph-rsid="00199e10" style:font-size-asian="14pt" style:font-size-complex="14pt"/>
    </style:style>
    <style:style style:name="T1" style:family="text">
      <style:text-properties officeooo:rsid="0014b7fa"/>
    </style:style>
    <style:style style:name="T2" style:family="text">
      <style:text-properties fo:language="ru" fo:country="RU"/>
    </style:style>
    <style:style style:name="T3" style:family="text">
      <style:text-properties fo:language="ru" fo:country="RU" officeooo:rsid="0014b7fa"/>
    </style:style>
    <style:style style:name="T4" style:family="text">
      <style:text-properties fo:language="ru" fo:country="RU" officeooo:rsid="0016b315"/>
    </style:style>
    <style:style style:name="T5" style:family="text">
      <style:text-properties fo:language="ru" fo:country="RU" officeooo:rsid="0017a602"/>
    </style:style>
    <style:style style:name="T6" style:family="text">
      <style:text-properties fo:language="ru" fo:country="RU" officeooo:rsid="00199e10"/>
    </style:style>
    <style:style style:name="T7" style:family="text">
      <style:text-properties fo:language="ru" fo:country="RU" officeooo:rsid="001a771b"/>
    </style:style>
    <style:style style:name="T8" style:family="text">
      <style:text-properties fo:language="ru" fo:country="RU" officeooo:rsid="001c41ef"/>
    </style:style>
    <style:style style:name="T9" style:family="text">
      <style:text-properties fo:language="en" fo:country="US" officeooo:rsid="0017a602"/>
    </style:style>
    <style:style style:name="T10" style:family="text">
      <style:text-properties fo:language="en" fo:country="US" officeooo:rsid="00199e10"/>
    </style:style>
    <style:style style:name="T11" style:family="text">
      <style:text-properties officeooo:rsid="00164772"/>
    </style:style>
    <style:style style:name="T12" style:family="text">
      <style:text-properties officeooo:rsid="00165a2d"/>
    </style:style>
    <style:style style:name="T13" style:family="text">
      <style:text-properties officeooo:rsid="0016d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Описываемое устройство позволяет измерить характеристики волн на поверхности воды с последующей передачей полученной информации при помощи сетей GSM. Устройство автономное, </text:span><text:span text:style-name="T11">п</text:span><text:span text:style-name="T1">итание осуществляется от кислотного аккумулятора. Подзарядка аккумулятора осуществляется при помощи солнечной батареи. </text:span><text:span text:style-name="T11">Датчик прибора для измерения высоты волн устанавливается над поверхностью воды, </text:span><text:span text:style-name="T13">перпендикулярно ей, </text:span><text:span text:style-name="T11">на расстоянии, которое обеспечивает функционирование прибора и не позволяет волнам достигнуть датчика.</text:span><text:span text:style-name="T1"> В качестве датчика для измерения расстояния до поверхности воды выбран ультразвуковой датчик расстояния. Выбор датчика обусловлен доступностью, простотой функционирования, надежностью, невысокими требованиями к питанию. Надежность является следствием отсутствия подвижных частей в датчике. К недостаткам датчика можно отнести не слишком высокую точность выбранной модели и зависимость датчиков подобного типа от параметров окружающей среды: атмосферное давление, температура, влажность. Тем не менее, для описанного типа измерений этой точности достаточно. </text:span><text:span text:style-name="T12">Датчик периодически измеряет расстояние до поверхности воды. Таким образом при наличии волн полученное значение расстояния циклически меняется с периодом следования волн, а по измеренному расстоянию можно судить о высоте волн. Получение значения длины волны осуществляется расчетным методом в зависимости от измеренного периода.</text:span></text:p>
      <text:p text:style-name="P3"/>
      <text:p text:style-name="P3"/>
      <text:p text:style-name="P6"><text:span text:style-name="T3">Ультразвуковые датчики </text:span><text:span text:style-name="T4">это</text:span><text:span text:style-name="T3"> электронные устройства, которые излучают акустическую волну за пределами верхнего диапазона человеческого слуха </text:span><text:span text:style-name="T4">(</text:span><text:span text:style-name="T3">слышимого диапазона, от 20 герц до 20 килогерц</text:span><text:span text:style-name="T4">),</text:span><text:span text:style-name="T3"> и определяют расстояние между датчиком и объектом в зависимости от времени, </text:span><text:span text:style-name="T4">между отправкой сигнала и получением</text:span><text:span text:style-name="T3"> эхо. Ультразвуковые датчики имеют множество применений, в том числе: датчики помощи при парковке в автомобилях, </text:span><text:soft-page-break/><text:span text:style-name="T8">датчики</text:span><text:span text:style-name="T3"> приближения, медицинские ультразвуковые устройства, измерение расстояния, эхолоты </text:span><text:span text:style-name="T4">и др.</text:span></text:p>
      <text:p text:style-name="P3"/>
      <text:p text:style-name="P4">Принцип работы ультразвукового датчика</text:p>
      <text:p text:style-name="P6"><text:span text:style-name="T2">Чтобы генерировать ультразвуковую волну, ультразвуковые датчики используют </text:span><text:span text:style-name="T4">пьезоэлемент</text:span><text:span text:style-name="T2"> <text:s/>для излучения ультразвуковых импульсов, которые распространяются конусообразным лучом. Диапазон действия ультразвукового датчика определяется частотой вибрации </text:span><text:span text:style-name="T4">элемента</text:span><text:span text:style-name="T2">. По мере увеличения частоты звуковые волны передаются на все более короткие расстояния. И наоборот, когда частота уменьшается, звуковые волны передаются на все более длинные расстояния. Таким образом, ультразвуковые датчики дальнего действия лучше всего работают на более низких частотах, а ультразвуковые датчики ближнего действия лучше всего работают на более высоких частотах.</text:span></text:p>
      <text:p text:style-name="P3"/>
      <text:p text:style-name="P6"><text:span text:style-name="T2">Ультразвуковые датчики бывают разных </text:span><text:span text:style-name="T4">конструкций</text:span><text:span text:style-name="T2"> и обычно используют один или несколько </text:span><text:span text:style-name="T4">излучателей</text:span><text:span text:style-name="T2"> в зависимости от области применения. В случае ультразвукового датчика, имеющего несколько преобразователей, расстояние между преобразователями является важной характеристикой, которую необходимо учитывать. Если преобразователи расположены слишком близко друг к другу, конусообразные лучи, испускаемые каждым из них, могут вызвать нежелательные помехи.</text:span></text:p>
      <text:p text:style-name="P3">Ультразвуковые датчики обычно имеют непригодную для использования область рядом с лицевой стороной датчика, известную как «слепая зона», и если луч завершает цикл обнаружения до того, как датчик завершает свою передачу, датчик не может точно принять эхо. Эта слепая зона определяет минимальное расстояние, на котором объект должен находиться от ультразвукового датчика, чтобы устройство давало точные показания.</text:p>
      <text:p text:style-name="P3">Ультразвуковые датчики работают лучше всего, когда они размещаются перед материалами, которые легко отражают ультразвуковые волны, такими как металл, пластик и стекло. Это позволяет датчику давать точные показания на <text:soft-page-break/>большем расстоянии от объекта перед ним. Однако, когда датчик помещается перед объектом, который легко поглощает ультразвуковые волны, например волокнистым материалом, датчик должен приблизиться к объекту, чтобы дать точные показания. Угол наклона объекта также влияет на точность считывания, поскольку плоская поверхность расположена под прямым углом к датчику, обеспечивая самый большой диапазон чувствительности. Эта точность снижается при изменении угла наклона объекта по отношению к датчику.</text:p>
      <text:p text:style-name="P3"/>
      <text:p text:style-name="P7"><text:span text:style-name="T5">Для использования в устройстве выбран влагозащищенный ультразвуковой датчик </text:span><text:span text:style-name="T9">AJ-SR04T.</text:span></text:p>
      <text:p text:style-name="P3"/>
      <text:p text:style-name="P1">Алгоритм работы с данной моделью ультразвукового датчика следующий:</text:p>
      <text:p text:style-name="P8"><text:span text:style-name="T6">Н</text:span><text:span text:style-name="T2">а контакт </text:span><text:span text:style-name="T10">Trig</text:span><text:span text:style-name="T2"> подается импульс длительностью не менее 10 мкс. В ответ на это датчик передает звуковой пакет из восьми импульсов с частотой 40 кГц. Этот 8-импульсный шаблон делает «ультразвуковую сигнатуру» устройства уникальной, позволяя приемнику отличать передаваемый шаблон от окружающего ультразвукового шума. Восемь ультразвуковых импульсов проходят по воздуху от передатчика. Между тем, вывод Echo переходит в HIGH, чтобы начать формирование начала сигнала эхо-ответа. В случае, если эти импульсы не отражаются обратно, то сигнал Echo будет отключен через 38 мс и вернется на низкий уровень. Таким образом, импульс 38 мс указывает на отсутствие препятствий в зоне действия датчика. Если эти импульсы отражаются обратно, вывод Echo переходит в низкий уровень, как только сигнал получен. Это создает импульс, ширина которого варьируется от 150 </text:span><text:span text:style-name="T6">мкс</text:span><text:span text:style-name="T2"> до 25 мс, в зависимости от времени, которое потребовалось для приема сигнала. Затем ширина полученного импульса используется для расчета расстояния до отраженного объекта. </text:span><text:span text:style-name="T6">Его можно вычислить</text:span><text:span text:style-name="T2">, используя простое уравнение</text:span></text:p>
      <text:p text:style-name="P9"><text:span text:style-name="T2">расстояние</text:span><text:span text:style-name="T6">=</text:span><text:span text:style-name="T2">скорость*время.</text:span></text:p>
      <text:p text:style-name="P8"><text:span text:style-name="T6">Скорость звука при нормальных условиях составляет 340м/с. Таким образом, уравнение расчет</text:span><text:span text:style-name="T7">а</text:span><text:span text:style-name="T6"> расстояния будет выглядеть следующим образом:</text:span></text:p>
      <text:p text:style-name="P2"><text:soft-page-break/>расстояние=340(м/с)*время</text:p>
      <text:p text:style-name="P3"/>
      <text:p text:style-name="P3">Для передачи собранной информации воспользуемся модулем модема SIM800L.</text:p>
      <text:p text:style-name="P3">Модуль SIM800L GSM / GPRS - это миниатюрный GSM-модем, который может быть интегрирован в большое количество IoT-проектов. Можно использовать этот модуль для выполнения почти всего, что может сделать обычный сотовый телефон; SMS сообщения, совершать или принимать телефонные звонки, подключаться к Интернету через GPRS, TCP/IP и многое другое. В довершение всего, модуль поддерживает четырехдиапазонную сеть GSM/GPRS, что означает, что он работает практически в любой точке мира.</text:p>
      <text:p text:style-name="P3"/>
      <text:p text:style-name="P3">Обзор оборудования SIM800L GSM / GPRS модуля</text:p>
      <text:p text:style-name="P3">В основе модуля лежит сотовый чип SIM800L GSM от SimCom. Рабочее напряжение чипа составляет от 3,4 В до 4,4 В, что делает его идеальным кандидатом для прямого питания от LiPo батареи. Это делает его хорошим выбором для встраивания в проекты, не занимающие много места.</text:p>
      <text:p text:style-name="P3">Все необходимые выводы данных микросхемы SIM800L GSM разбиты на группы с шагом 2,54мм. Сюда входят контакты, необходимые для связи с микроконтроллером через UART. Модуль поддерживает скорость передачи от 1200 до 115200 бит/с с автоматическим определением скорости передачи.</text:p>
      <text:p text:style-name="P3">Модулю требуется внешняя антенна для подключения к сети. Модуль обычно поставляется со спиральной антенной и припаивается непосредственно к контакту NET на печатной плате. На плате также есть разъем для подключения выносной антенны.</text:p>
      <text:p text:style-name="P3">На обратной стороне модуля находится гнездо для SIM-карты! Любая активированная микро-SIM-карта 2G будет работать идеально. Правильное направление вставки SIM-карты обычно выгравировано на поверхности гнезда для SIM-карты.</text:p>
      <text:p text:style-name="P3">Этот модуль имеет размеры всего 6,5см², но в нем собрано удивительное количество функций. Некоторые из них перечислены ниже:</text:p>
      <text:p text:style-name="P3"><text:soft-page-break/>- Поддержка четырех диапазонов: GSM850, EGSM900, DCS1800 и PCS1900</text:p>
      <text:p text:style-name="P3">- Подключение к любой глобальной сети GSM с любой SIM-картой 2G</text:p>
      <text:p text:style-name="P3">- Совершение и принятие голосовых вызовов с помощью внешнего динамика 8 Ом и электретного микрофона</text:p>
      <text:p text:style-name="P3">- Отправка и получение SMS-сообщений</text:p>
      <text:p text:style-name="P3">- Отправка и получение данных GPRS (TCP / IP, HTTP и т.д.)</text:p>
      <text:p text:style-name="P3">- Сканирование и прием радиопередач FM</text:p>
      <text:p text:style-name="P3">Мощность передачи:</text:p>
      <text:p text:style-name="P3">- Класс 4 (2 Вт) для GSM850</text:p>
      <text:p text:style-name="P3">- Класс 1 (1 Вт) для DCS1800</text:p>
      <text:p text:style-name="P3">- Последовательный набор AT-команд</text:p>
      <text:p text:style-name="P3">- Разъем FL для сотовых антенн</text:p>
      <text:p text:style-name="P3">- Micro SIM-карта</text:p>
      <text:p text:style-name="P3"/>
      <text:p text:style-name="P3">Светодиодные индикаторы состояния</text:p>
      <text:p text:style-name="P3">В правом верхнем углу модуля сотовой связи SIM800L есть светодиод, который показывает состояние сотовой сети. Он будет мигать с разной частотой, показывая, в каком состоянии находится модуль.</text:p>
      <text:p text:style-name="P3"/>
      <text:p text:style-name="P3">Выбор антенны</text:p>
      <text:p text:style-name="P3">Антенна необходима для использования модуля для любого типа передачи голоса или данных, а также для некоторых команд SIM. Таким образом, выбор антенны может оказаться решающим. Есть два способа добавить антенну к модулю SIM800L.</text:p>
      <text:p text:style-name="P3">Первая - это спиральная GSM-антенна, которая обычно идет в комплекте с модулем и припаивается непосредственно к контакту NET на печатной плате. Эта антенна очень полезна для проектов, которые нуждаются в экономии места.</text:p>
      <text:p text:style-name="P3">Вторая - это любая антенна GSM 3дБ вместе с адаптером U.FL-SMA. Эту антенну с защелкой можно прикрепить к небольшому разъему u.fl, расположенному в верхнем левом углу модуля. Этот тип антенны обладает <text:soft-page-break/>лучшими характеристиками и позволяет поместить модуль в металлический корпус, если антенна находится снаружи.</text:p>
      <text:p text:style-name="P3"/>
      <text:p text:style-name="P3">Подача питания для модуля SIM800L</text:p>
      <text:p text:style-name="P3">Одна из наиболее важных составляющих работы модуля SIM800L - это подача на него достаточного количества энергии.</text:p>
      <text:p text:style-name="P3">В зависимости от того, в каком состоянии находится модуль, SIM800L может быть относительно энергоемким устройством. Максимальный ток, потребляемый модулем, составляет около 2А во время пакетной передачи. Обычно он не потребляет так много, но может потребовать около 216 мА во время телефонных звонков или 80 мА во время передачи по сети. Эта таблица суммирует потребление тока модулем:</text:p>
      <text:p text:style-name="P3">Режимы Частота Потребление тока</text:p>
      <text:p text:style-name="P3">Отключение 60 мкА</text:p>
      <text:p text:style-name="P3">Спящий режим 1 мА</text:p>
      <text:p text:style-name="P3">Ожидание 18 мА</text:p>
      <text:p text:style-name="P3">Звоните в GSM850 199 мА</text:p>
      <text:p text:style-name="P3">EGSM900 216 мА</text:p>
      <text:p text:style-name="P3">DCS1800 146 мА</text:p>
      <text:p text:style-name="P3">PCS1900 131 мА</text:p>
      <text:p text:style-name="P3">GPRS 453 мА</text:p>
      <text:p text:style-name="P3">Пакетная передача 2 А</text:p>
      <text:p text:style-name="P3"/>
      <text:p text:style-name="P3">Поскольку модуль SIM800L не имеет встроенного регулятора напряжения, требуется внешний источник питания, настроенный на напряжение от 3,4В до 4,4В (в идеале 4,1В). Источник питания также должен быть способен выдавать импульсный ток 2А, в противном случае модуль будет постоянно отключаться.</text:p>
      <text:p text:style-name="P3"/>
      <text:p text:style-name="P3">Распиновка GSM модуля SIM800L</text:p>
      <text:p text:style-name="P3"><text:soft-page-break/>Модуль SIM800L имеет всего 12 контактов, которые соединяют его с внешним миром. Подключения следующие:</text:p>
      <text:p text:style-name="P3">Распиновка GSM модуля SIM800L</text:p>
      <text:p text:style-name="P3">NET - это контакт, к которому можно припаять спиральную антенну, поставляемую вместе с модулем.</text:p>
      <text:p text:style-name="P3">VCC обеспечивает питание модуля. Это может быть от 3,4В до 4,4В. Подойдет внешний источник питания, такой как батарея Li-Po или понижающие преобразователи постоянного тока с номиналом 3,7 В 2 А.</text:p>
      <text:p text:style-name="P3">RST (Reset) - вывод для аппаратного сброса. В случае зависания модуля нужно установить на этом входе высокий уровень сигнала на 100 мс, чтобы выполнить полный сброс.</text:p>
      <text:p text:style-name="P3">Вывод RxD (приемник) используется для последовательной связи.</text:p>
      <text:p text:style-name="P3">Вывод TxD (передатчик) используется для последовательной связи.</text:p>
      <text:p text:style-name="P3">GND - это контакт заземления, общий.</text:p>
      <text:p text:style-name="P3">RING действует как индикатор звонка. По сути, это вывод "прерывания" модуля. По умолчанию на нем высокий уровень и будет пульсировать на низком уровне в течение 120 мс при получении вызова. Его также можно настроить на импульс при получении SMS.</text:p>
      <text:p text:style-name="P3">Вывод DTR включает / выключает спящий режим. Если установить ВЫСОКОЕ значение, модуль перейдет в спящий режим, отключив последовательную связь. Подача на НИЗКОго значения разбудит модуль.</text:p>
      <text:p text:style-name="P3">MIC ± - это дифференциальный микрофонный вход. Два микрофонных контакта могут быть подключены непосредственно к этим контактам.</text:p>
      <text:p text:style-name="P3">SPK ± - это дифференциальный интерфейс динамика. Два контакта динамика можно привязать непосредственно к этим двум контактам.</text:p>
      <text:p text:style-name="P3"/>
      <text:p text:style-name="P5">Упрощенная структурная схема устройства:</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4T23:15:22.409000000</meta:creation-date>
    <dc:date>2020-10-07T01:57:51.412000000</dc:date>
    <meta:editing-duration>PT1H16M55S</meta:editing-duration>
    <meta:editing-cycles>11</meta:editing-cycles>
    <meta:generator>LibreOffice/6.4.1.2$Windows_x86 LibreOffice_project/4d224e95b98b138af42a64d84056446d09082932</meta:generator>
    <dc:description>yakhontov@gmail.com</dc:description>
    <meta:keyword>волна</meta:keyword>
    <dc:subject>Устройство для измерения высоты волн</dc:subject>
    <dc:title>Волномер</dc:title>
    <meta:document-statistic meta:table-count="0" meta:image-count="0" meta:object-count="0" meta:page-count="7" meta:paragraph-count="67" meta:word-count="1520" meta:character-count="11268" meta:non-whitespace-character-count="9816"/>
  </office:meta>
</office:document-meta>
</file>